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 svg:font-family="F" style:font-family-generic="system" style:font-pitch="variable"/>
  </office:font-face-decls>
  <office:automatic-styles>
    <style:style style:name="P1" style:family="paragraph" style:parent-style-name="Kopfzeile">
      <style:text-properties style:font-name="Arial" fo:font-size="9pt" style:font-size-asian="9pt" style:font-name-complex="Arial" style:font-size-complex="9pt"/>
    </style:style>
    <style:style style:name="P2" style:family="paragraph" style:parent-style-name="Fußzeile">
      <style:paragraph-properties fo:text-align="end" style:justify-single-word="false"/>
    </style:style>
    <style:style style:name="P3" style:family="paragraph" style:parent-style-name="Standard">
      <style:paragraph-properties fo:line-height="150%" fo:text-align="justify" style:justify-single-word="false"/>
      <style:text-properties fo:color="#000000" style:font-name="Arial" style:font-name-complex="Arial"/>
    </style:style>
    <style:style style:name="P4" style:family="paragraph" style:parent-style-name="Standard">
      <style:paragraph-properties fo:line-height="150%" fo:text-align="center" style:justify-single-word="false"/>
      <style:text-properties fo:color="#000000" style:font-name="Arial" style:font-name-complex="Arial"/>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end" style:justify-single-word="false"/>
    </style:style>
    <style:style style:name="P8" style:family="paragraph" style:parent-style-name="Standard">
      <style:paragraph-properties fo:line-height="150%" fo:text-align="center" style:justify-single-word="false"/>
      <style:text-properties style:font-name="Arial" style:font-name-complex="Arial"/>
    </style:style>
    <style:style style:name="P9" style:family="paragraph" style:parent-style-name="Standard">
      <style:paragraph-properties fo:line-height="150%" fo:text-align="justify" style:justify-single-word="false"/>
      <style:text-properties style:font-name="Arial" style:font-name-complex="Arial"/>
    </style:style>
    <style:style style:name="P10" style:family="paragraph" style:parent-style-name="Standard">
      <style:paragraph-properties fo:line-height="150%" fo:text-align="justify" style:justify-single-word="false"/>
      <style:text-properties style:font-name="Arial" fo:font-weight="bold" style:font-weight-asian="bold" style:font-name-complex="Arial"/>
    </style:style>
    <style:style style:name="P11" style:family="paragraph" style:parent-style-name="Standard">
      <style:paragraph-properties fo:line-height="150%" fo:text-align="justify" style:justify-single-word="false"/>
      <style:text-properties fo:color="#ff0000" style:font-name="Arial" fo:font-weight="bold" style:font-weight-asian="bold" style:font-name-complex="Arial"/>
    </style:style>
    <style:style style:name="P12" style:family="paragraph" style:parent-style-name="Standard">
      <style:paragraph-properties fo:margin-left="0cm" fo:margin-right="0cm" fo:line-height="150%" fo:text-align="end" style:justify-single-word="false" fo:text-indent="1.251cm" style:auto-text-indent="false"/>
    </style:style>
    <style:style style:name="P13" style:family="paragraph" style:parent-style-name="Standard">
      <style:paragraph-properties fo:margin-left="1.251cm" fo:margin-right="0cm" fo:line-height="150%" fo:text-align="end" style:justify-single-word="false" fo:text-indent="1.251cm" style:auto-text-indent="false">
        <style:tab-stops/>
      </style:paragraph-properties>
    </style:style>
    <style:style style:name="P14"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0000" style:font-name="Arial" fo:font-weight="bold" style:font-weight-asian="bold" style:font-name-complex="Arial"/>
    </style:style>
    <style:style style:name="P15"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0000" style:font-name="Arial" style:font-name-complex="Arial"/>
    </style:style>
    <style:style style:name="P16"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ff0000" style:font-name="Arial" style:font-name-complex="Arial"/>
    </style:style>
    <style:style style:name="P17"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b050" style:font-name="Arial" style:font-name-complex="Arial"/>
    </style:style>
    <style:style style:name="P18"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b0f0" style:font-name="Arial" style:font-name-complex="Arial"/>
    </style:style>
    <style:style style:name="P19" style:family="paragraph" style:parent-style-name="Standard">
      <style:paragraph-properties fo:line-height="150%" fo:padding-left="0.141cm" fo:padding-right="0.141cm" fo:padding-top="0.035cm" fo:padding-bottom="0.035cm" fo:border="0.018cm solid #000000" style:shadow="none"/>
      <style:text-properties fo:color="#ff9900" style:font-name="Arial" style:font-name-complex="Arial"/>
    </style:style>
    <style:style style:name="P20" style:family="paragraph" style:parent-style-name="Standard">
      <style:paragraph-properties fo:margin-top="0.176cm" fo:margin-bottom="0.176cm" fo:line-height="150%" fo:text-align="justify" style:justify-single-word="false"/>
      <style:text-properties style:font-name="Arial" fo:font-weight="bold" style:font-weight-asian="bold" style:font-name-complex="Arial"/>
    </style:style>
    <style:style style:name="P21" style:family="paragraph" style:parent-style-name="Standard">
      <style:paragraph-properties fo:margin-top="0.176cm" fo:margin-bottom="0.176cm" fo:line-height="150%" fo:text-align="justify" style:justify-single-word="false"/>
      <style:text-properties fo:color="#000000" style:font-name="Arial" style:font-name-asian="Times New Roman" style:language-asian="de" style:country-asian="DE" style:font-name-complex="Arial"/>
    </style:style>
    <style:style style:name="P22" style:family="paragraph" style:parent-style-name="Standard">
      <style:paragraph-properties fo:margin-top="0.176cm" fo:margin-bottom="0.176cm" fo:line-height="150%" fo:text-align="justify" style:justify-single-word="false"/>
    </style:style>
    <style:style style:name="P23" style:family="paragraph" style:parent-style-name="Standard" style:master-page-name="MPF0">
      <style:paragraph-properties fo:line-height="150%" fo:text-align="justify" style:justify-single-word="false" style:page-number="auto" fo:break-before="page"/>
    </style:style>
    <style:style style:name="P24" style:family="paragraph" style:parent-style-name="Standard" style:master-page-name="MP1">
      <style:paragraph-properties fo:line-height="150%" fo:text-align="justify" style:justify-single-word="false" style:page-number="1" fo:break-before="page">
        <style:tab-stops>
          <style:tab-stop style:position="12.435cm"/>
        </style:tab-stops>
      </style:paragraph-properties>
    </style:style>
    <style:style style:name="P25" style:family="paragraph" style:parent-style-name="Standard" style:master-page-name="MP2">
      <style:paragraph-properties fo:orphans="0" fo:widows="0" fo:hyphenation-ladder-count="no-limit" style:page-number="1" fo:break-before="page"/>
      <style:text-properties style:font-name="Arial" fo:font-weight="bold" style:font-weight-asian="bold" style:font-name-complex="Arial" fo:hyphenate="true" fo:hyphenation-remain-char-count="0" fo:hyphenation-push-char-count="0"/>
    </style:style>
    <style:style style:name="P26" style:family="paragraph" style:parent-style-name="Standard">
      <style:paragraph-properties fo:line-height="150%" fo:text-align="justify" style:justify-single-word="false"/>
    </style:style>
    <style:style style:name="P27" style:family="paragraph" style:parent-style-name="Standard">
      <style:paragraph-properties fo:line-height="150%" fo:text-align="justify" style:justify-single-word="false"/>
      <style:text-properties style:font-name="Arial" style:font-name-complex="Arial"/>
    </style:style>
    <style:style style:name="T1" style:family="text">
      <style:text-properties fo:color="#000000" style:font-name="Arial" style:font-name-complex="Arial"/>
    </style:style>
    <style:style style:name="T2" style:family="text">
      <style:text-properties fo:color="#000000" style:font-name="Arial" fo:font-weight="bold" style:language-asian="de" style:country-asian="DE" style:font-weight-asian="bold" style:font-name-complex="Arial"/>
    </style:style>
    <style:style style:name="T3" style:family="text">
      <style:text-properties fo:color="#000000" style:font-name="Arial" fo:font-weight="bold" style:font-weight-asian="bold" style:font-name-complex="Arial"/>
    </style:style>
    <style:style style:name="T4" style:family="text">
      <style:text-properties fo:color="#000000" style:font-name="Arial" fo:font-weight="bold" style:font-name-asian="Times New Roman" style:language-asian="de" style:country-asian="DE" style:font-weight-asian="bold" style:font-name-complex="Arial"/>
    </style:style>
    <style:style style:name="T5" style:family="text">
      <style:text-properties fo:color="#000000" style:font-name="Arial" style:font-name-asian="Times New Roman" style:language-asian="de" style:country-asian="DE" style:font-name-complex="Arial"/>
    </style:style>
    <style:style style:name="T6" style:family="text">
      <style:text-properties fo:color="#000000" style:font-name="Arial" style:letter-kerning="false" style:font-name-asian="Times New Roman" style:language-asian="de" style:country-asian="DE" style:font-name-complex="Arial"/>
    </style:style>
    <style:style style:name="T7" style:family="text">
      <style:text-properties fo:color="#000000" style:text-position="27% 100%" style:font-name="Arial" style:font-name-complex="Arial"/>
    </style:style>
    <style:style style:name="T8" style:family="text">
      <style:text-properties fo:color="#000000" style:text-position="27% 100%" style:font-name="Arial" style:text-underline-style="dotted" style:text-underline-width="auto" style:text-underline-color="font-color" style:text-underline-mode="continuous" style:text-overline-mode="continuous" style:text-line-through-mode="continuous" style:font-name-complex="Arial"/>
    </style:style>
    <style:style style:name="T9" style:family="text">
      <style:text-properties fo:color="#ff0000" style:font-name="Arial" fo:font-weight="bold" style:font-weight-asian="bold" style:font-name-complex="Arial"/>
    </style:style>
    <style:style style:name="T10" style:family="text">
      <style:text-properties fo:color="#ff0000" style:font-name="Arial" style:font-name-complex="Arial"/>
    </style:style>
    <style:style style:name="T11" style:family="text">
      <style:text-properties style:font-name="Arial" style:font-name-complex="Arial"/>
    </style:style>
    <style:style style:name="T12" style:family="text">
      <style:text-properties style:font-name="Arial" style:font-name-asian="Times New Roman" style:language-asian="de" style:country-asian="DE" style:font-name-complex="Arial"/>
    </style:style>
    <style:style style:name="T13" style:family="text">
      <style:text-properties style:font-name="Arial" style:letter-kerning="false" style:font-name-asian="Times New Roman" style:language-asian="de" style:country-asian="DE" style:font-name-complex="Arial"/>
    </style:style>
    <style:style style:name="T14" style:family="text">
      <style:text-properties style:font-name="Arial" style:letter-kerning="false" style:font-name-complex="Arial"/>
    </style:style>
    <style:style style:name="T15" style:family="text">
      <style:text-properties style:font-name="Arial" style:letter-kerning="false" style:font-name-asian="Courier New" style:font-name-complex="Arial"/>
    </style:style>
    <style:style style:name="T16" style:family="text">
      <style:text-properties style:font-name="Arial" fo:font-weight="bold" style:font-weight-asian="bold" style:font-name-complex="Arial"/>
    </style:style>
    <style:style style:name="T17" style:family="text">
      <style:text-properties style:font-name="Arial" style:language-asian="de" style:country-asian="DE" style:font-name-complex="Arial"/>
    </style:style>
    <style:style style:name="T18" style:family="text">
      <style:text-properties fo:color="#00b8ff" style:letter-kerning="false"/>
    </style:style>
    <style:style style:name="T19" style:family="text">
      <style:text-properties style:language-asian="de" style:country-asian="DE"/>
    </style:style>
    <style:style style:name="T20" style:family="text">
      <style:text-properties fo:color="#00ccff" style:font-name="Arial"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392cm, 0cm, 0.646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1.452cm, 0cm, 1.007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Absatz-Standardschriftart"><text:span text:style-name="T1"><text:s text:c="105"/></text:span></text:span></text:p>
      <text:p text:style-name="P3"/>
      <text:p text:style-name="P3"/>
      <text:p text:style-name="P5"><text:span text:style-name="Absatz-Standardschriftart"><text:span text:style-name="T1">Rechnerpraktikum</text:span></text:span></text:p>
      <text:p text:style-name="P5"><text:span text:style-name="Absatz-Standardschriftart"><text:span text:style-name="T1">DQM15</text:span></text:span></text:p>
      <text:p text:style-name="P5"><text:span text:style-name="Absatz-Standardschriftart"><text:span text:style-name="T1">Team Finchen</text:span></text:span></text:p>
      <text:p text:style-name="P5"><text:span text:style-name="Absatz-Standardschriftart"><text:span text:style-name="T1">Shania Allhusen, Fabian Teise,</text:span></text:span></text:p>
      <text:p text:style-name="P5"><text:span text:style-name="Absatz-Standardschriftart"><text:span text:style-name="T1">Dominik</text:span></text:span><text:span text:style-name="Absatz-Standardschriftart"><text:span text:style-name="T1"> Stolte, Fenja Ehlers</text:span></text:span></text:p>
      <text:p text:style-name="P4"/>
      <text:p text:style-name="P5"><text:span text:style-name="Absatz-Standardschriftart"><text:span text:style-name="T1">03.11.2016 – 05.03.2017</text:span></text:span></text:p>
      <text:p text:style-name="P8"/>
      <text:p text:style-name="P8"/>
      <text:p text:style-name="P8"/>
      <text:p text:style-name="P5"><text:span text:style-name="Absatz-Standardschriftart"><text:span text:style-name="T1"><text:s/></text:span></text:span><text:span text:style-name="Absatz-Standardschriftart"><text:span text:style-name="T2"><draw:frame draw:style-name="fr1" draw:name="Grafik4" text:anchor-type="as-char" svg:y="0cm" svg:width="6.163cm" style:rel-width="scale" svg:height="5.177cm" style:rel-height="scale" draw:z-index="0"><draw:image/><svg:title>Bildergebnis für Sesamstraße Finchen</svg:title></draw:frame></text:span></text:span></text:p>
      <text:p text:style-name="P3"/>
      <text:p text:style-name="P3"/>
      <text:p text:style-name="P3"/>
      <text:p text:style-name="P3"/>
      <text:p text:style-name="P3"><text:soft-page-break/></text:p>
      <text:p text:style-name="P6"><text:span text:style-name="Absatz-Standardschriftart"><text:span text:style-name="T9">Inhaltsverzeichnis</text:span></text:span><text:span text:style-name="Absatz-Standardschriftart"><text:span text:style-name="T9"> (Am Ende die Seitenzahlen korrigieren)</text:span></text:span></text:p>
      <text:p text:style-name="P7"><text:span text:style-name="Absatz-Standardschriftart"><text:span text:style-name="T1">1. Gegenstand des Projektes</text:span></text:span><text:span text:style-name="Absatz-Standardschriftart"><text:span text:style-name="T7"> <text:s/></text:span></text:span><text:span text:style-name="Absatz-Standardschriftart"><text:span text:style-name="T8"><text:s text:c="91"/></text:span></text:span><text:span text:style-name="Absatz-Standardschriftart"><text:span text:style-name="T7"><text:s text:c="2"/></text:span></text:span><text:span text:style-name="Absatz-Standardschriftart"><text:span text:style-name="T1">0</text:span></text:span></text:p>
      <text:p text:style-name="P7"><text:span text:style-name="Absatz-Standardschriftart"><text:span text:style-name="T1"><text:tab/>1.1 Vorteile </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 <text:s text:c="10"/></text:span></text:span><text:span text:style-name="Absatz-Standardschriftart"><text:span text:style-name="T8"><text:tab/></text:span></text:span><text:span text:style-name="Absatz-Standardschriftart"><text:span text:style-name="T7"> </text:span></text:span><text:span text:style-name="Absatz-Standardschriftart"><text:span text:style-name="T7"><text:s/></text:span></text:span><text:span text:style-name="Absatz-Standardschriftart"><text:span text:style-name="T1">0</text:span></text:span></text:p>
      <text:p text:style-name="P7"><text:span text:style-name="Absatz-Standardschriftart"><text:span text:style-name="T1"><text:tab/>1.2 Nachteile </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7"> <text:s/></text:span></text:span><text:span text:style-name="Absatz-Standardschriftart"><text:span text:style-name="T1">0</text:span></text:span></text:p>
      <text:p text:style-name="P7"><text:span text:style-name="Absatz-Standardschriftart"><text:span text:style-name="T1">2. Vorgehensweise </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7"> <text:s/></text:span></text:span><text:span text:style-name="Absatz-Standardschriftart"><text:span text:style-name="T1">0</text:span></text:span></text:p>
      <text:p text:style-name="P12"><text:span text:style-name="Absatz-Standardschriftart"><text:span text:style-name="T1">2.1 Planungsphase </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7"> <text:s/></text:span></text:span><text:span text:style-name="Absatz-Standardschriftart"><text:span text:style-name="T1">0</text:span></text:span></text:p>
      <text:p text:style-name="P13"><text:span text:style-name="Absatz-Standardschriftart"><text:span text:style-name="T1">2.1.1 Zeitplanung </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7"> </text:span></text:span><text:span text:style-name="Absatz-Standardschriftart"><text:span text:style-name="T1"><text:s/>0</text:span></text:span></text:p>
      <text:p text:style-name="P13"><text:span text:style-name="Absatz-Standardschriftart"><text:span text:style-name="T1">2.1.2 Datenbankplanung </text:span></text:span><text:span text:style-name="Absatz-Standardschriftart"><text:span text:style-name="T8"><text:s text:c="76"/></text:span></text:span><text:span text:style-name="Absatz-Standardschriftart"><text:span text:style-name="T7"><text:s text:c="2"/></text:span></text:span><text:span text:style-name="Absatz-Standardschriftart"><text:span text:style-name="T1">0</text:span></text:span></text:p>
      <text:p text:style-name="P13"><text:span text:style-name="Absatz-Standardschriftart"><text:span text:style-name="T1">2.1.3 Programmplanung <text:s/></text:span></text:span><text:span text:style-name="Absatz-Standardschriftart"><text:span text:style-name="T8"><text:tab/> <text:s/></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 </text:span></text:span><text:span text:style-name="Absatz-Standardschriftart"><text:span text:style-name="T7"><text:s/></text:span></text:span><text:span text:style-name="Absatz-Standardschriftart"><text:span text:style-name="T1">0</text:span></text:span></text:p>
      <text:p text:style-name="P12"><text:span text:style-name="Absatz-Standardschriftart"><text:span text:style-name="T1">2.2 <text:s/></text:span></text:span><text:span text:style-name="Absatz-Standardschriftart"><text:span text:style-name="T1">Entwicklungsphase </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 </text:span></text:span><text:span text:style-name="Absatz-Standardschriftart"><text:span text:style-name="T7"><text:s/></text:span></text:span><text:span text:style-name="Absatz-Standardschriftart"><text:span text:style-name="T1">0</text:span></text:span></text:p>
      <text:p text:style-name="P12"><text:span text:style-name="Absatz-Standardschriftart"><text:span text:style-name="T1"><text:tab/>2.2.1 Datenbank </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 <text:s/></text:span></text:span><text:span text:style-name="Absatz-Standardschriftart"><text:span text:style-name="T8"><text:tab/> </text:span></text:span><text:span text:style-name="Absatz-Standardschriftart"><text:span text:style-name="T7"><text:s/></text:span></text:span><text:span text:style-name="Absatz-Standardschriftart"><text:span text:style-name="T1">0</text:span></text:span></text:p>
      <text:p text:style-name="P12"><text:span text:style-name="Absatz-Standardschriftart"><text:span text:style-name="T1"><text:tab/>2.2.2 Programm </text:span></text:span><text:span text:style-name="Absatz-Standardschriftart"><text:span text:style-name="T8"><text:s text:c="90"/></text:span></text:span><text:span text:style-name="Absatz-Standardschriftart"><text:span text:style-name="T7"><text:s/></text:span></text:span><text:span text:style-name="Absatz-Standardschriftart"><text:span text:style-name="T1">0</text:span></text:span></text:p>
      <text:p text:style-name="P7"><text:span text:style-name="Absatz-Standardschriftart"><text:span text:style-name="T1">3. Fehler und Fehlerbehebung </text:span></text:span><text:span text:style-name="Absatz-Standardschriftart"><text:span text:style-name="T8"><text:s text:c="57"/></text:span></text:span><text:span text:style-name="Absatz-Standardschriftart"><text:span text:style-name="T8"><text:s text:c="34"/></text:span></text:span><text:span text:style-name="Absatz-Standardschriftart"><text:span text:style-name="T7"><text:s/></text:span></text:span><text:span text:style-name="Absatz-Standardschriftart"><text:span text:style-name="T1">0</text:span></text:span></text:p>
      <text:p text:style-name="P7"><text:span text:style-name="Absatz-Standardschriftart"><text:span text:style-name="T1"><text:tab/>3.1 Fehler und Probleme </text:span></text:span><text:span text:style-name="Absatz-Standardschriftart"><text:span text:style-name="T8"><text:s text:c="88"/></text:span></text:span><text:span text:style-name="Absatz-Standardschriftart"><text:span text:style-name="T7"><text:s/></text:span></text:span><text:span text:style-name="Absatz-Standardschriftart"><text:span text:style-name="T1">0</text:span></text:span></text:p>
      <text:p text:style-name="P12"><text:span text:style-name="Absatz-Standardschriftart"><text:span text:style-name="T1">3.2 Fehlerbehebung </text:span></text:span><text:span text:style-name="Absatz-Standardschriftart"><text:span text:style-name="T8"><text:s text:c="84"/></text:span></text:span><text:span text:style-name="Absatz-Standardschriftart"><text:span text:style-name="T8"><text:s text:c="10"/></text:span></text:span><text:span text:style-name="Absatz-Standardschriftart"><text:span text:style-name="T7"><text:s text:c="2"/></text:span></text:span><text:span text:style-name="Absatz-Standardschriftart"><text:span text:style-name="T1">0</text:span></text:span></text:p>
      <text:p text:style-name="P7"><text:span text:style-name="Absatz-Standardschriftart"><text:span text:style-name="T1">4. Fazit </text:span></text:span><text:span text:style-name="Absatz-Standardschriftart"><text:span text:style-name="T8"><text:s text:c="126"/></text:span></text:span><text:span text:style-name="Absatz-Standardschriftart"><text:span text:style-name="T7"><text:s text:c="2"/></text:span></text:span><text:span text:style-name="Absatz-Standardschriftart"><text:span text:style-name="T1">0</text:span></text:span></text:p>
      <text:p text:style-name="P3">Anhang</text:p>
      <text:p text:style-name="P3"><text:s/></text:p>
      <text:p text:style-name="P14">Farbschema Erklärung:</text:p>
      <text:p text:style-name="P15">Schwarz – bleibt so drin</text:p>
      <text:p text:style-name="P16"><text:soft-page-break/>Rot – muss geändert werden</text:p>
      <text:p text:style-name="P17">Grün – nicht von uns/kommt am Ende wieder raus</text:p>
      <text:p text:style-name="P18">Blau – hinzugefügt (aber ist noch nicht im Enddokument drin)</text:p>
      <text:p text:style-name="P19">Orange – keine Ahnung was damit gemacht werden soll</text:p>
      <text:p text:style-name="P24"><text:span text:style-name="Absatz-Standardschriftart"><text:span text:style-name="T3">1. Gegenstand des Projektes</text:span></text:span></text:p>
      <text:p text:style-name="P9">Unser Projekt umfasst das Planen und Programmieren eines Java-Programms. Unser Programm ist für Vereine programmiert worden. Es soll Vereinen bei der Verwaltung von Trainings, Mannschaften, Sportarten, Mitgliedern und Benutzern helfen. </text:p>
      <text:p text:style-name="P9">Unser Programm bietet einen Trainingsplan in Form eines Wochenplans. Der Trainingsplan zeigt welche Mannschaft wann trainiert. Außerdem wird die jeweilige Sportart der Mannschaft im Plan angezeigt. </text:p>
      <text:p text:style-name="P9"><text:s/>In unserem Programm wird zwischen drei verschieden Arten von Benutzern unterschieden. Es gibt Benutzer, die sich nicht anmelden können. Diese besitzen kein Benutzerprofil. Diese Benutzer können sich nur den Hallenplan anzeigen lassen. Sie können aber nichts ändern. Bei den Benutzern, die ein Benutzerprofil besitzen, wird zwischen Verwaltungsangestellten und „normalen“ Benutzern unterschieden. Beide Benutzergruppen können den Hallenplan verwalten. Sie können Zeitblöcke, Trainings, Mannschaften und Sportarten verwalten. Bei Verwaltungsangestellten beginnt der Benutzername mit „verwaltung“, z.B. „verwaltung1“. Sie können zusätzlich Mitglieder und Benutzerprofile verwalten. </text:p>
      <text:p text:style-name="P6"><text:span text:style-name="Absatz-Standardschriftart"><text:span text:style-name="T11">Unter „Zeitblöcke verwalten“ kann man einstellen welche Uhrzeiten des Hallenplans angezeigt werden sollen und in welche Zeitintervalle der Plan unterteilt werden soll. Man hat die Wahl zwischen 60, 45 und 30 Minuten (</text:span></text:span><text:span text:style-name="Absatz-Standardschriftart"><text:span text:style-name="T11">weitere Informationen finden Sie im Systemhandbuch</text:span></text:span><text:span text:style-name="Absatz-Standardschriftart"><text:span text:style-name="T11">). Unter „Train</text:span></text:span><text:span text:style-name="Absatz-Standardschriftart"><text:span text:style-name="T11">ing verwalten“ kann man Trainings suchen, ändern und löschen. Außerdem kann man neue Trainings anlegen. Das gleiche gilt für Mannschaften, Sportarten, Mitglieder und Benutzer. Wie diese Funktionen genutzt werden können, können Sie im Systemhandbuch </text:span></text:span><text:span text:style-name="Absatz-Standardschriftart"><text:span text:style-name="T11">nachlesen.</text:span></text:span></text:p>
      <text:p text:style-name="P6"><text:span text:style-name="Absatz-Standardschriftart"><text:span text:style-name="T10">Wir haben dieses Projekt gewählt, weil </text:span></text:span><text:span text:style-name="Absatz-Standardschriftart"><text:span text:style-name="T1">es oftmals Probleme mit der Verfügbarkeit von Stundenplänen gibt und wir wollen durch unser Programm erreichen das dies nicht mehr der Fall ist und man seine Stundenübersicht immer dann im Blick hat</text:span></text:span><text:span text:style-name="Absatz-Standardschriftart"><text:span text:style-name="T1">, wenn man möchte. Das Programm soll es auch den Vereinsleitern leichter machen, indem sie ganz einfach den Stundenplan so umändern können, wie sie es machen müssen.</text:span></text:span></text:p>
      <text:p text:style-name="P20">1.1 Vorteile </text:p>
      <text:p text:style-name="P21">Der Vorteil unseres Produktes ist die einfache Verwaltung eines Vereins. Ein Verein kann mit unserem Programm seinen Stundenplan und seine Sportarten, Mannschaften, <text:soft-page-break/>Mitglieder und Benutzer verwalten. Außerdem ist unser Programm benutzerfreundlich, da bei allen Eingabefeldern, Buttons, etc. eine Beschreibung der dort zu tätigen Möglichkeiten vorhanden ist.</text:p>
      <text:p text:style-name="P22"><text:span text:style-name="Absatz-Standardschriftart"><text:span text:style-name="T4">1.2 Nachteile</text:span></text:span></text:p>
      <text:p text:style-name="P22"><text:span text:style-name="Absatz-Standardschriftart"><text:span text:style-name="T5">Der offensichtlichste Nachteil unseres Projektes ist, dass es noch nicht fertig ist. </text:span></text:span><text:span text:style-name="Absatz-Standardschriftart"><text:span text:style-name="T12">Der Stundenplan für die Halle wird nicht korrekt, nach unseren Vorstellungen, angezeigt. </text:span></text:span><text:span text:style-name="Absatz-Standardschriftart"><text:span text:style-name="T13">Außerdem gibt es noch ein Problem mit der</text:span></text:span><text:span text:style-name="Absatz-Standardschriftart"><text:span text:style-name="T13"> Einteilung der Zeitblöcke. Die Zeitblöcke können nicht zusammen mit dem Hallenplan angezeigt werden, weil die GUI die dafür zuständig ist, nicht ohne einen fertigen JTable funktioniert. </text:span></text:span><text:span text:style-name="Absatz-Standardschriftart"><text:span text:style-name="T6">Daher wäre es noch nicht „verkäuflich</text:span></text:span><text:span text:style-name="Absatz-Standardschriftart"><text:span text:style-name="T13">“</text:span></text:span><text:span text:style-name="Absatz-Standardschriftart"><text:span text:style-name="T13">.</text:span></text:span></text:p>
      <text:p text:style-name="P10">2. Vorgehensweise</text:p>
      <text:p text:style-name="P9">Im Vorfeld haben wir unser Projekt geplant. Anschließend hat jeder an den Aufgaben gearbeitet, die ihm zugeordnet worden. Wir haben uns in der Gruppe auch immer gegenseitig geholfen, wenn es Probleme gab.</text:p>
      <text:p text:style-name="P10">2.1 Planungsphase</text:p>
      <text:p text:style-name="P9">Als Erstes haben wir uns gemeinsam überlegt welches Thema wir für unser Projekt auswählen wollen. Wir sind dabei zu dem Entschluss gekommen, dass wir ein Programm für einen Sportverein programmieren wollen. Anschließend haben wir uns überlegt was unser Programm können soll und welches Problem es lösen soll. Wir wollten, dass unser Programm es dem Sportverein leichter macht seinen Hallenplan, Mannschaften, Sportarten, Mitglieder und Benutzer zu verwalten. <text:s/></text:p>
      <text:p text:style-name="P11">2.1.1 Zeitplanung</text:p>
      <text:p text:style-name="P6"><text:span text:style-name="Absatz-Standardschriftart"><text:span text:style-name="T14">Im Anhang sehen </text:span></text:span><text:span text:style-name="Absatz-Standardschriftart"><text:span text:style-name="T14">Sie</text:span></text:span><text:span text:style-name="Absatz-Standardschriftart"><text:span text:style-name="T14"> </text:span></text:span><text:span text:style-name="Absatz-Standardschriftart"><text:span text:style-name="T1">unser GANTT Diagramm, in dem wir unsere Aufgaben eingetragen haben. Wir haben die Aufgaben in Kategorien eingeteilt und jeweils markiert, wie viel Zeit wir dafür einplanen (Rote Linien). Dazu ist im Diagramm auch zu </text:span></text:span><text:span text:style-name="Absatz-Standardschriftart"><text:span text:style-name="T1">sehen wie viel Zeit wir für die einzelnen Aufgaben eingeplant haben </text:span></text:span><text:span text:style-name="Absatz-Standardschriftart"><text:span text:style-name="T11">(Blaue Linien).</text:span></text:span><text:span text:style-name="Absatz-Standardschriftart"><text:span text:style-name="T16"> </text:span></text:span></text:p>
      <text:p text:style-name="P10">2.1.2 Datenbankplanung</text:p>
      <text:p text:style-name="P9">Für unsere Datenbank haben wir uns zuerst überlegt welche Tabellen wir brauchen und welche Attribute diese haben müssen. Anschließend haben wir uns überlegt wie wir die Tabellen sinnvoll miteinander verknüpfen. Dafür haben wir die Beziehungen, <text:soft-page-break/>Primärschlüssel und Fremdschlüssel der Tabellen festgelegt. Unsere vorläufige Datenbankstruktur haben wir in einem ERD-Diagramm festgelegt (siehe Abbildung 3).</text:p>
      <text:p text:style-name="P10">2.1.3 Programmplanung</text:p>
      <text:p text:style-name="P6"><text:span text:style-name="Absatz-Standardschriftart"><text:span text:style-name="T11">Zuerst haben wir festgelegt, wer was an unserem Programm machen darf. Wir haben uns dazu entschieden, dass jeder ohne Anmeldung den Hallenplan sehen darf. Benutzer, die sich anmelden, sollen zusätzlich die Möglichkeit haben Training, </text:span></text:span><text:span text:style-name="Absatz-Standardschriftart"><text:span text:style-name="T11">Mannschaften, Sportarten, Mitglieder und Benutzer zu verwalten.</text:span></text:span></text:p>
      <text:p text:style-name="P9">Als Nächstes haben wir einen groben GUI-Entwurf für die beiden Haupt-GUIs erstellt (siehe Abbildung 1 und 2). Die GUI, die sich als Erstes öffnet, wenn man das Programm startet, hat auf der linken Seite eine Anzeige des Hallenplans in Form eines Wochenplans. Auf der rechten Seite findet der Benutzer den Bereich „Anmeldung“. Hier soll man sich später anmelden können. Wenn sich der Benutzer angemeldet hat, soll sich eine andere GUI öffnen. Diese GUI hat auf der linken Seite ebenfalls eine Anzeige des Hallenplans. Auf der rechten Seite findet man den Bereich „Verwaltung“. Hier soll man Training, Mannschaften, Sportarten, Mitglieder und Benutzer verwalten können.</text:p>
      <text:p text:style-name="P9">Anschließend haben wir unseren Projektantrag ausgefüllt und abgeschickt. Den Projektantrag finden Sie als Anhang.</text:p>
      <text:p text:style-name="P11">2.2 Entwicklungsphase</text:p>
      <text:p text:style-name="P9">Nach der Planungsphase haben wir mit der Entwicklung des Programmes angefangen. Wir haben die schon oben genannten Ideen für unser Programm angewendet und entwickelt. </text:p>
      <text:p text:style-name="P11">2.2.1 Datenbank</text:p>
      <text:p text:style-name="P6"><text:span text:style-name="Absatz-Standardschriftart"><text:span text:style-name="T11">Wir haben als Erstes die Datenbank mit dem Programm „SQLiteExpertPro“ nach dem ERD-Diagramm </text:span></text:span><text:span text:style-name="Absatz-Standardschriftart"><text:span text:style-name="T11">erstellt. In der Datenbank haben wir unsere geplanten Tabellen und Verknüpfungstabellen mit den jeweiligen Eigenschaften erstellt. </text:span></text:span></text:p>
      <text:p text:style-name="P11">2.2.2 Programm</text:p>
      <text:p text:style-name="P9"><text:s/>Zuerst haben wir Tabellenklassen angelegt und mit den unter „2.1.3 Programmplanung“ erwähnten Haupt-GUIs (JFrameHallenplan und JFrameAngemeldet) angefangen. Dafür haben wir zunächst das Äußere grob dargestellt.</text:p>
      <text:p text:style-name="P9"><text:soft-page-break/>Als Nächstes haben wir uns mit der Dao (VereinDao) für die beiden GUIs beschäftigt. Wir haben zunächst überlegt welche Methoden wir benötigen, was diese machen sollen und welche Parameter sie brauchen. Danach haben wir uns an die Programmierung der geplanten Methoden gemacht. Die ersten Methoden dieser Dao waren die getConnection- und die Login-Methode. Die getConnection-Methode stellt die Verbindung zur Datenbank her. Die Login-Methode ist für die Anmeldung zuständig. Zu der Login-methode gehört auch noch die benutzerpruefen-Methode. Diese Methode überprüft, ob der Benutzername und das Passwort stimmen. Die fertigen Methoden haben wir dann in der GUI aufgerufen. </text:p>
      <text:p text:style-name="P9">Danach haben wir die GUIs und Daos zum Verwalten von Mannschaften und Sportarten programmiert. Zunächst haben wir überlegt welche Methoden die einzelnen Daos brauchen. Beide Daos haben eine delete-, update-, insert- und zwei select-Methoden bekommen. Es gibt zwei select-methoden, damit nach dem Namen und nach der Id suchen kann. Mit der delete-Methode können Datensätze gelöscht werden. Die update-Methode kann Datensätze verändern und die insert-Methode fügt neue Datensätze in die Datenbank ein. Die fertigen Methoden haben wir dann in der jeweiligen GUI mit entsprechenden Buttons aufgerufen. </text:p>
      <text:p text:style-name="P6"><text:span text:style-name="Absatz-Standardschriftart"><text:span text:style-name="T11">Zur gleichen Zeit haben wir noch eine weitere GUI und eine dazugehörige Dao für das Verwalten von Zeitblöcken programmiert. </text:span></text:span><text:span text:style-name="Absatz-Standardschriftart"><text:span text:style-name="T10">An Fabian: Schreib hier bitte wie genau du die Dao und die GUI für die Zeitblöcke programmiert hast und was die können</text:span></text:span></text:p>
      <text:p text:style-name="P6"><text:span text:style-name="Absatz-Standardschriftart"><text:span text:style-name="T20">Die Zietblöcke Gui ist dafür da, die Größe der Zeitblöcke fest zu legen und von wann bis wann diese gebucht werden. Die Drei knöpfe „zeitblock_30min“, „zeitblock_45min“, <text:s/>„zeitblock_60min“ sind dafür da um diesen besagten Zeitblock auszuwählen, die auswahl wir im Jtextfield direckt daneben angezeigt. Als Standard wir immer 60 min ausgewählt wenn nichts ausgewählt wird. die eingabe muss über der Knopf Aktualisieren bestätigt werden anderenfalls wird die eingabe der zeiträume und der zeitblöcke zurückgesetzt.</text:span></text:span></text:p>
      <text:p text:style-name="P6"><text:span text:style-name="Absatz-Standardschriftart"><text:span text:style-name="T20">die Spinner werden benutzt um denn begin der hallentabelle festzulegen von dort aus wird dann die zeit berechnet. Die zeit berechnung wird direkt in der gui vorgenommen.</text:span></text:span></text:p>
      <text:p text:style-name="P6"><text:span text:style-name="Absatz-Standardschriftart"><text:span text:style-name="T20">Das ausgabe produkt der zeit entsteht durch drei sachen, dass hochzählen der minuten, Stunden under der zusammen füger der beiden in einen string der dann in einem String-Array gespeichet wird. die Minuten werden mit dem zeitblock in einer schleife hoch gezählt und nach jedem durchlauf wird wenn min%60 und es keinen rest gibt die stunde++ gerechnet wenn es rest gib wird dieser zum neuen start wert für die minuten. diese schleife läuft so lange bis die ausgewählte zeit der spinner erreicht ist.</text:span></text:span></text:p>
      <text:p text:style-name="P9"><text:soft-page-break/>Im Laufe der Zeit haben wir gemerkt, dass wir aus Datenschutzgründen zwischen den Benutzern, die sich anmelden können, unterscheiden müssen. Dies ist nötig, da unser Programm auch zum Verwalten von Mitgliedern ist. Das heißt, dass man die Daten der Mitglieder sehen kann und das darf natürlich nicht jeder. Daher haben wir eine Unterscheidung zwischen Verwaltungsangestellten und anderen Benutzern getroffen. Für die Verwaltungsangestellten haben wir eine neue GUI entwickelt. Diese GUI ist im Prinzip genauso wie die GUI, die sich öffnet, wenn sich ein anderer Benutzer anmeldet. Zusätzlich hat die Verwaltungsangestellten-GUI zwei Buttons für das Verwalten von Mitgliedern und Benutzern. Um im Programm die Unterscheidung umsetzen zu können haben wir die benutzerpruefen-Methode verändert. Vorher hat sie nur geprüft, ob die Login-Daten richtig sind. Nun prüft sie zusätzlich, ob sich ein Verwaltungsangestellter anmeldet. Für die Verwaltungsangestellten öffnet sich die Verwaltungsangestellten-GUI und für alle anderen die normale GUI. </text:p>
      <text:p text:style-name="P9">Anschließend haben wir die beiden GUIs zum Verwalten von Mitgliedern und Benutzern entwickelt und in die GUI der Verwaltungsangestellten eingebaut, damit diese von dort aufrufen kann. Beide Daos haben eine delete-, update-, insert- und select-Methode. Die Benutzer-Dao hat zusätzlich eine select-Methode mit der man nach dem Benutzernamen suchen kann. Die fertigen Methoden haben wir dann in der jeweiligen GUI mit entsprechenden Buttons aufgerufen. </text:p>
      <text:p text:style-name="P9">Danach haben wir die Buttons first, previous, next und last in der JFrameMannschaft, JFrameSportart, JFrameTraining, JFrameMitglied und JFrameBenutzer hinzugefügt. Mit dem Button first kann man sich jeweils den ersten Datensatz aus der jeweiligen Tabelle anzeigen lassen. Mit dem Button kann man einen Datensatz zurück und mit dem Button einen Datensatz weiter gehen. Der Button last zeigt den letzten Datensatz der Tabelle an. </text:p>
      <text:p text:style-name="P9">Später haben wir Methoden für alle Daos geschrieben, die die Eingaben des Benutzers prüfen (zum Beispiel eingabePruefen). Wenn fehlerhafte Eingaben vom Benutzer gemacht werden, wird nun eine Fehlermeldung ausgegeben. Außerdem haben wir vier Exceptions (NoSportartFoundException, NoMannschaftFound, NoMitgliedFound, NoBenutzerFound) geschrieben, für den Fall, dass man nach einem Datensatz sucht, aber zu der Suchanfrage kein Datensatz gefunden wurde. <text:s/></text:p>
      <text:p text:style-name="P9">Zusätzlich haben wir Informationsmeldungen eingefügt. Diese werden ausgegeben, wenn man einen neuen Datensatz in die Datenbank eingefügt hat.</text:p>
      <text:p text:style-name="P6"><text:soft-page-break/><text:span text:style-name="Absatz-Standardschriftart"><text:span text:style-name="T11">Während der ganzen Zeit haben wir uns mit der Anzeige des Hallenplans beschäftigt. </text:span></text:span><text:span text:style-name="Absatz-Standardschriftart"><text:span text:style-name="T14">Als Erstes haben wir uns über die Funktionen der JTable informiert. Dann haben wir mit einer ArrayList die erste Ausgabe der Daten aus der Datenbank in der JTable erzeugt. Um den Hallenplan so anzeigen zu lassen, wie wir es uns vorgestellt haben, haben wir viele verschiedene Dinge ausprobiert. Anfangs haben wir mit einem Renderer gearbeitet. Ein anderer Lösungsansatz war schon gleich bei der Abfrage auf die Datenbanktabelle einen Zeilenumbruch einzubauen. Zum Schluss haben wir die Methode </text:span></text:span><text:span text:style-name="Absatz-Standardschriftart"><text:span text:style-name="T15"><text:s/>Object[][] getDaten</text:span></text:span><text:span text:style-name="Absatz-Standardschriftart"><text:span text:style-name="T14"> in der VereinDao-Klasse gebaut. In der Methode arbeiten wir mit einem Array und einer ArrayList in der wir die Daten, die wir mit der Methode getWochentag abgefragt haben, speichern wollten.</text:span></text:span></text:p>
      <text:p text:style-name="P9">Anfangs hatten wir uns dazu entschieden, dass man mehrere Hallen verwalten kann. Da wir aber ein Anzeigeproblem mit der JTable für den Hallenplan hatten, haben wir diese Funktion rausgenommen. </text:p>
      <text:p text:style-name="P11">3.0 Fehler und Fehlerbehebung</text:p>
      <text:p text:style-name="P6"><text:span text:style-name="Absatz-Standardschriftart"><text:span text:style-name="T11">Während unseres Projektes sind wir immer wieder auf neue Fehler gestoßen. Ein Grund dafür ist, dass wir mit neuen Sachen wie z.B. JTable gearbeitet haben und wir zuvor noch keine Erfahrung damit hatten.</text:span></text:span></text:p>
      <text:p text:style-name="P11">3.1 Fehler und Probleme</text:p>
      <text:p text:style-name="P6"><text:span text:style-name="Absatz-Standardschriftart"><text:span text:style-name="T11">Ein Fehler den wir haben ist es, dass di</text:span></text:span><text:span text:style-name="Absatz-Standardschriftart"><text:span text:style-name="T11">e JTable nicht richtig angezeigt wird. Wir haben viel an der JTable gearbeitet und sind dabei auf Probleme gestoßen die wir nicht kannten und leider nicht lösen konnten</text:span></text:span><text:span text:style-name="Absatz-Standardschriftart"><text:span text:style-name="T11">. </text:span></text:span><text:span text:style-name="Absatz-Standardschriftart"><text:span text:style-name="T14">Eigentlich sollten in der ersten Spalte die Zeitblöcke angezeigt werden. In der zweiten sollten dann die Sportarten und die Mannschaftsnamen in der richtigen Zeile, abhängig vom Zeitintervall, stehen, die montags trainieren. Das komplexe, woran wir bis jetzt gescheitert sind, ist die korrekte Darstellung zweier </text:span></text:span><text:span text:style-name="Absatz-Standardschriftart"><text:span text:style-name="T14">Mannschaften unter</text:span></text:span><text:span text:style-name="Absatz-Standardschriftart"><text:span text:style-name="T14">einander und am richtigen Wochentag, also in der entsprechenden Spalte (Montag, Dienstag, Mittwoch</text:span></text:span><text:span text:style-name="Absatz-Standardschriftart"><text:span text:style-name="T14">, </text:span></text:span><text:span text:style-name="Absatz-Standardschriftart"><text:span text:style-name="T14">...). Außerdem haben wir noch nicht die Zeitblöcke und Zeitblockberechnung mit der Anzeige verknüpfen können.</text:span></text:span></text:p>
      <text:p text:style-name="P9">Ein anderes Problem das wir hatten war, dass die IDs in unserer Datenbank nicht autogeneriert waren. Noch ein Problem mit der Datenbank war es, dass wir sie mehrmals neu schreiben mussten, bis sie richtig war, aber dieses Problem war uns schon im Vorfeld bewusst. </text:p>
      <text:p text:style-name="P9"><text:soft-page-break/>Bei Eingabefehlern von Benutzern gab es auch Fehler. Es wurde bei Eclipse in der Konsole immer eine rote Fehlermeldung angezeigt. Dieses Problem konnten wir aber gut lösen (siehe Fehlerkorrektur).</text:p>
      <text:p text:style-name="P6"><text:span text:style-name="Absatz-Standardschriftart"><text:span text:style-name="T1">Während der Erstellung des Programmes, gab es immer wieder Fehlermeldungen, die teilweise noch nicht bekann</text:span></text:span><text:span text:style-name="Absatz-Standardschriftart"><text:span text:style-name="T1">t waren und/oder einen </text:span></text:span><text:span text:style-name="Absatz-Standardschriftart"><text:span text:style-name="T10">komplexen tieferen (was soll das bedeuten?) </text:span></text:span><text:span text:style-name="Absatz-Standardschriftart"><text:span text:style-name="T1">Hintergründe hatten. Die Fehlerbehebung hat uns jedes Mal viel wertvolle Zeit gekostet, die wie so nicht einberechnet hatten. <text:s/></text:span></text:span><text:span text:style-name="Absatz-Standardschriftart"><text:span text:style-name="T10">Hallenplan anzeigen </text:span></text:span></text:p>
      <text:p text:style-name="P6"><text:span text:style-name="Absatz-Standardschriftart"><text:span text:style-name="T9">3.2 Fehlerbehebung <text:s/></text:span></text:span></text:p>
      <text:p text:style-name="P9">Wir haben versucht diese Fehler immer sofort zu beheben, und falls das nicht geklappt hat haben wir uns in der Gruppe abgesprochen und gemeinsam eine Lösung für das Problem erarbeitet. Die meisten Fehler waren schnell zu beheben und bei manchen haben wir etwas mehr Zeit benötigt. </text:p>
      <text:p text:style-name="P9">Die meisten Fehler konnten wir durch Internetrecherchen oder mit Hilfe unserer Mitschüler und Lehrer beheben. </text:p>
      <text:p text:style-name="P6"><text:span text:style-name="Absatz-Standardschriftart"><text:span text:style-name="T11">Für das Problem mit den Eingabefehlern von Benutzer haben wir</text:span></text:span><text:span text:style-name="Absatz-Standardschriftart"><text:span text:style-name="T11"> Prüfungen</text:span></text:span><text:span text:style-name="Absatz-Standardschriftart"><text:span text:style-name="T11">, zum Beispiel in Form von Methoden </text:span></text:span><text:span text:style-name="Absatz-Standardschriftart"><text:span text:style-name="T11">im Programm eingebaut.</text:span></text:span><text:span text:style-name="Absatz-Standardschriftart"><text:span text:style-name="T11"> Diese Methoden werden bevor der eigentlichen Methode aufgerufen.</text:span></text:span><text:span text:style-name="Absatz-Standardschriftart"><text:span text:style-name="T11"> Zusätzlich haben wir </text:span></text:span><text:span text:style-name="Absatz-Standardschriftart"><text:span text:style-name="T11">eigene Fehlermeldungen </text:span></text:span><text:span text:style-name="Absatz-Standardschriftart"><text:span text:style-name="T11">geschrieben, die aufgerufen werde</text:span></text:span><text:span text:style-name="Absatz-Standardschriftart"><text:span text:style-name="T11">n, wenn eine Eingabe falsch ist</text:span></text:span><text:span text:style-name="Absatz-Standardschriftart"><text:span text:style-name="T11"> oder ein Datensatz nicht gefunden wurde</text:span></text:span><text:span text:style-name="Absatz-Standardschriftart"><text:span text:style-name="T11">.</text:span></text:span><text:span text:style-name="Absatz-Standardschriftart"><text:span text:style-name="T18"> </text:span></text:span></text:p>
      <text:p text:style-name="P6"><text:span text:style-name="Absatz-Standardschriftart"><text:span text:style-name="T14">Die Anzeige der JTable</text:span></text:span><text:span text:style-name="Absatz-Standardschriftart"><text:span text:style-name="T14"> wollten wir eigentlich erreichen, indem wir mit einem Renderer arbeiten, doch das hat leider nicht geklappt. Danach haben wir die Methode </text:span></text:span><text:span text:style-name="Absatz-Standardschriftart"><text:span text:style-name="T15"><text:s/>Object[][]</text:span></text:span><text:span text:style-name="Absatz-Standardschriftart"><text:span text:style-name="T15"> getDaten()</text:span></text:span><text:span text:style-name="Absatz-Standardschriftart"><text:span text:style-name="T14"> in der VereinDao-Klasse gebaut. Zusammen mit dem TableModelSelfMade war das ein großer Fortschritt</text:span></text:span><text:span text:style-name="Absatz-Standardschriftart"><text:span text:style-name="T14">. Das Problem konnten wir aber letztendlich nicht lösen.</text:span></text:span></text:p>
      <text:p text:style-name="P11">4. Fazit </text:p>
      <text:p text:style-name="P6"><text:span text:style-name="Absatz-Standardschriftart"><text:span text:style-name="T11">Im Gesamten haben wir sehr viel Erfahrung und Wissen durch dieses Projekt gewonnen.</text:span></text:span> <text:span text:style-name="Absatz-Standardschriftart"><text:span text:style-name="T14">Es ist bei einer Projektarbeit sehr wichtig einen festen Zeitplan zu haben und immer die Zeit im Auge zu behalten. G</text:span></text:span><text:span text:style-name="Absatz-Standardschriftart"><text:span text:style-name="T14">e</text:span></text:span><text:span text:style-name="Absatz-Standardschriftart"><text:span text:style-name="T14">rade beim Programmieren sollte man von Anfang an viel Zeit für die Fehlerbehebung einplanen. Man sollte also sozusagen einen „Puffer“ haben, der für unerwartete Fehler</text:span></text:span><text:span text:style-name="Absatz-Standardschriftart"><text:span text:style-name="T14">,</text:span></text:span><text:span text:style-name="Absatz-Standardschriftart"><text:span text:style-name="T14"> etc. da ist.</text:span></text:span><text:span text:style-name="Absatz-Standardschriftart"><text:span text:style-name="T14"> </text:span></text:span></text:p>
      <text:p text:style-name="P6"><text:soft-page-break/><text:span text:style-name="Absatz-Standardschriftart"><text:span text:style-name="T11">Wichtig bei einer Gruppenarbeit ist auch unter anderem Vertrauen haben zu können,</text:span></text:span><text:span text:style-name="Absatz-Standardschriftart"><text:span text:style-name="T11"> dass alle mit arbeiten und</text:span></text:span><text:span text:style-name="Absatz-Standardschriftart"><text:span text:style-name="T11"> sich </text:span></text:span><text:span text:style-name="Absatz-Standardschriftart"><text:span text:style-name="T11">am</text:span></text:span><text:span text:style-name="Absatz-Standardschriftart"><text:span text:style-name="T11"> Projekt beteiligen. Außerdem sollte man viel miteinander kommunizieren</text:span></text:span><text:span text:style-name="Absatz-Standardschriftart"><text:span text:style-name="T11">,</text:span></text:span><text:span text:style-name="Absatz-Standardschriftart"><text:span text:style-name="T11"> um den Überblick zu behalten und </text:span></text:span><text:span text:style-name="Absatz-Standardschriftart"><text:span text:style-name="T11">sich gegenseitig helfen zu können</text:span></text:span><text:span text:style-name="Absatz-Standardschriftart"><text:span text:style-name="T11">. </text:span></text:span></text:p>
      <text:p text:style-name="P6"><text:span text:style-name="Absatz-Standardschriftart"><text:span text:style-name="T11">Wir sind im Großen und Ganzen nicht komplett zufrieden mit unserem Programm, allerdings hat es trotz dem Stress Spaß gemacht und wir haben viel gelernt. <text:s/></text:span></text:span><text:span text:style-name="Absatz-Standardschriftart"><text:span text:style-name="T11">Aber b</text:span></text:span><text:span text:style-name="Absatz-Standardschriftart"><text:span text:style-name="T11">ei dem nächsten Mal </text:span></text:span><text:span text:style-name="Absatz-Standardschriftart"><text:span text:style-name="T11">werden</text:span></text:span><text:span text:style-name="Absatz-Standardschriftart"><text:span text:style-name="T11"> wir </text:span></text:span><text:span text:style-name="Absatz-Standardschriftart"><text:span text:style-name="T11">Einiges</text:span></text:span><text:span text:style-name="Absatz-Standardschriftart"><text:span text:style-name="T11"> noch besser und anders machen.</text:span></text:span></text:p>
      <text:p text:style-name="P25">Anhang</text:p>
      <text:p text:style-name="P9">Abbildung 1: Entwurf der Start-GUI </text:p>
      <text:p text:style-name="P6"><text:span text:style-name="Absatz-Standardschriftart"><text:span text:style-name="T19"><draw:frame draw:style-name="fr2" draw:name="Grafik 7" text:anchor-type="as-char" svg:y="0cm" svg:width="15.498cm" style:rel-width="scale" svg:height="8.027cm" style:rel-height="scale" draw:z-index="1"><draw:image/></draw:frame></text:span></text:span></text:p>
      <text:p text:style-name="P9">Abbildung 2: Entwurf der GUI nach Anmeldung</text:p>
      <text:p text:style-name="P6"><text:span text:style-name="Absatz-Standardschriftart"><text:span text:style-name="T19"><draw:frame draw:style-name="fr3" draw:name="Grafik 6" text:anchor-type="as-char" svg:y="0cm" svg:width="15.425cm" style:rel-width="scale" svg:height="7.62cm" style:rel-height="scale" draw:z-index="2"><draw:image/><svg:desc>zweite gui</svg:desc></draw:frame></text:span></text:span></text:p>
      <text:p text:style-name="P9">Abbildung 3: erstes ERD-Diagramm</text:p>
      <text:p text:style-name="P6"><text:soft-page-break/><text:span text:style-name="Absatz-Standardschriftart"><text:span text:style-name="T17"><draw:frame draw:style-name="fr1" draw:name="Picture 1" text:anchor-type="as-char" svg:y="0cm" svg:width="15.498cm" style:rel-width="scale" svg:height="8.987cm" style:rel-height="scale" draw:z-index="3"><draw:image/></draw:frame></text:span></text:span></text:p>
      <text:p text:style-name="P9">Abbildung 4: GANTT-Diagramm</text:p>
      <text:p text:style-name="P6"><text:span text:style-name="Absatz-Standardschriftart"><text:span text:style-name="T19"><draw:frame draw:style-name="fr1" draw:name="Grafik 71" text:anchor-type="as-char" svg:y="0cm" svg:width="15.498cm" style:rel-width="scale" svg:height="6.398cm" style:rel-height="scale" draw:z-index="4"><draw:image/><svg:desc>C:\Users\Schüler\Downloads\GANT-Diagramm.PNG</svg:desc></draw:frame></text:span></text:span></text:p>
      <text:p text:style-name="P9">Abbildung 5: endgültige Datenbankstruktur (ERD-Diagramm)</text:p>
      <text:p text:style-name="P6"><text:soft-page-break/><text:span text:style-name="Absatz-Standardschriftart"><text:span text:style-name="T19"><draw:frame draw:style-name="fr1" draw:name="Grafik 1" text:anchor-type="as-char" svg:y="0cm" svg:width="15.498cm" style:rel-width="scale" svg:height="8.647cm" style:rel-height="scale" draw:z-index="5"><draw:image/></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 svg:font-family="F"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Lucida Sans Unicode"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Kopfzeile_20_Zchn" style:display-name="Kopfzeile Zchn" style:family="text"/>
    <style:style style:name="Fußzeile_20_Zchn" style:display-name="Fußzeile Zchn" style:family="text"/>
    <style:style style:name="Sprechblasentext_20_Zchn" style:display-name="Sprechblasentext Zchn" style:family="text">
      <style:text-properties style:font-name="Tahoma" fo:font-size="8pt" style:font-size-asian="8pt" style:font-name-complex="Tahoma" style:font-size-complex="8pt"/>
    </style:style>
    <style:style style:name="ListLabel_20_1" style:display-name="ListLabel 1" style:family="text">
      <style:text-properties fo:font-size="10pt" style:font-size-asian="10pt"/>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Symbol" fo:font-size="10pt" style:font-size-asian="10pt"/>
    </style:style>
    <style:style style:name="WW_5f_CharLFO1LVL4" style:display-name="WW_CharLFO1LVL4" style:family="text">
      <style:text-properties style:font-name="Symbol" fo:font-size="10pt" style:font-size-asian="10pt"/>
    </style:style>
    <style:style style:name="WW_5f_CharLFO1LVL5" style:display-name="WW_CharLFO1LVL5" style:family="text">
      <style:text-properties style:font-name="Symbol" fo:font-size="10pt" style:font-size-asian="10pt"/>
    </style:style>
    <style:style style:name="WW_5f_CharLFO1LVL6" style:display-name="WW_CharLFO1LVL6" style:family="text">
      <style:text-properties style:font-name="Symbol" fo:font-size="10pt" style:font-size-asian="10pt"/>
    </style:style>
    <style:style style:name="WW_5f_CharLFO1LVL7" style:display-name="WW_CharLFO1LVL7" style:family="text">
      <style:text-properties style:font-name="Symbol" fo:font-size="10pt" style:font-size-asian="10pt"/>
    </style:style>
    <style:style style:name="WW_5f_CharLFO1LVL8" style:display-name="WW_CharLFO1LVL8" style:family="text">
      <style:text-properties style:font-name="Symbol" fo:font-size="10pt" style:font-size-asian="10pt"/>
    </style:style>
    <style:style style:name="WW_5f_CharLFO1LVL9" style:display-name="WW_CharLFO1LVL9" style:family="text">
      <style:text-properties style:font-name="Symbol"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Symbol" fo:font-size="10pt" style:font-size-asian="10pt"/>
    </style:style>
    <style:style style:name="WW_5f_CharLFO2LVL4" style:display-name="WW_CharLFO2LVL4" style:family="text">
      <style:text-properties style:font-name="Symbol" fo:font-size="10pt" style:font-size-asian="10pt"/>
    </style:style>
    <style:style style:name="WW_5f_CharLFO2LVL5" style:display-name="WW_CharLFO2LVL5" style:family="text">
      <style:text-properties style:font-name="Symbol" fo:font-size="10pt" style:font-size-asian="10pt"/>
    </style:style>
    <style:style style:name="WW_5f_CharLFO2LVL6" style:display-name="WW_CharLFO2LVL6" style:family="text">
      <style:text-properties style:font-name="Symbol" fo:font-size="10pt" style:font-size-asian="10pt"/>
    </style:style>
    <style:style style:name="WW_5f_CharLFO2LVL7" style:display-name="WW_CharLFO2LVL7" style:family="text">
      <style:text-properties style:font-name="Symbol" fo:font-size="10pt" style:font-size-asian="10pt"/>
    </style:style>
    <style:style style:name="WW_5f_CharLFO2LVL8" style:display-name="WW_CharLFO2LVL8" style:family="text">
      <style:text-properties style:font-name="Symbol" fo:font-size="10pt" style:font-size-asian="10pt"/>
    </style:style>
    <style:style style:name="WW_5f_CharLFO2LVL9" style:display-name="WW_CharLFO2LVL9" style:family="text">
      <style:text-properties style:font-name="Symbol"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Symbol" fo:font-size="10pt" style:font-size-asian="10pt"/>
    </style:style>
    <style:style style:name="WW_5f_CharLFO3LVL4" style:display-name="WW_CharLFO3LVL4" style:family="text">
      <style:text-properties style:font-name="Symbol" fo:font-size="10pt" style:font-size-asian="10pt"/>
    </style:style>
    <style:style style:name="WW_5f_CharLFO3LVL5" style:display-name="WW_CharLFO3LVL5" style:family="text">
      <style:text-properties style:font-name="Symbol" fo:font-size="10pt" style:font-size-asian="10pt"/>
    </style:style>
    <style:style style:name="WW_5f_CharLFO3LVL6" style:display-name="WW_CharLFO3LVL6" style:family="text">
      <style:text-properties style:font-name="Symbol" fo:font-size="10pt" style:font-size-asian="10pt"/>
    </style:style>
    <style:style style:name="WW_5f_CharLFO3LVL7" style:display-name="WW_CharLFO3LVL7" style:family="text">
      <style:text-properties style:font-name="Symbol" fo:font-size="10pt" style:font-size-asian="10pt"/>
    </style:style>
    <style:style style:name="WW_5f_CharLFO3LVL8" style:display-name="WW_CharLFO3LVL8" style:family="text">
      <style:text-properties style:font-name="Symbol" fo:font-size="10pt" style:font-size-asian="10pt"/>
    </style:style>
    <style:style style:name="WW_5f_CharLFO3LVL9" style:display-name="WW_CharLFO3LVL9" style:family="text">
      <style:text-properties style:font-name="Symbol" fo:font-size="10pt" style:font-size-asian="10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9pt" style:font-size-asian="9pt" style:font-name-complex="Arial" style:font-size-complex="9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3cm" fo:margin-left="3cm" fo:margin-right="2.50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0.999cm" fo:page-height="29.699cm" style:num-format="1" style:print-orientation="portrait" fo:margin-top="1.27cm" fo:margin-bottom="1.27cm" fo:margin-left="3cm" fo:margin-right="2.501cm" style:writing-mode="lr-tb" style:footnote-max-height="0cm">
        <style:footnote-sep style:width="0.018cm"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header>
        <text:p text:style-name="MP1">Projektdokumentation – Team Finchen - Shania Allhusen, Fabian Teise, Dominik Stolte, Fenja Ehlers</text:p>
      </style:header>
      <style:footer>
        <text:p text:style-name="MP2"><text:page-number text:select-page="current">8</text:page-number></text:p>
        <text:p text:style-name="Footer"/>
      </style:footer>
    </style:master-page>
    <style:master-page style:name="MP2" style:page-layout-name="Mpm3">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Stolte Dominik</meta:initial-creator>
    <dc:creator>Fabian Teise</dc:creator>
    <meta:creation-date>2017-01-26T15:55:00Z</meta:creation-date>
    <dc:date>2017-03-19T22:21:12.71</dc:date>
    <meta:editing-cycles>111</meta:editing-cycles>
    <meta:editing-duration>PT1H46M20S</meta:editing-duration>
    <meta:document-statistic meta:table-count="0" meta:image-count="6" meta:object-count="0" meta:page-count="15" meta:paragraph-count="102" meta:word-count="2462" meta:character-count="17950"/>
    <meta:user-defined meta:name="Info 1"/>
    <meta:user-defined meta:name="Info 2"/>
    <meta:user-defined meta:name="Info 3"/>
    <meta:user-defined meta:name="Info 4"/>
    <meta:template xlink:type="simple" xlink:actuate="onRequest" xlink:title="" xlink:href="Normal"/>
  </office:meta>
</office:document-meta>
</file>